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100000009823C3863EADADEB8.png" manifest:media-type="image/png"/>
  <manifest:file-entry manifest:full-path="Pictures/10000E800000035E000000F2F4E96E3A75A08BEA.svg" manifest:media-type="image/svg+xml"/>
  <manifest:file-entry manifest:full-path="Pictures/100000000000053A00000335D877A68D0EC02A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" svg:stroke-width="0.053cm" svg:stroke-color="#b2b2b2" draw:marker-start-width="0.279cm" draw:marker-end-width="0.279cm" svg:stroke-linecap="butt" draw:opacity="0%" draw:textarea-horizontal-align="justify" draw:textarea-vertical-align="middle" draw:auto-grow-height="false" fo:min-height="3.694cm" fo:min-width="3.43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Arrow_20_Line" style:list-style-name="L1">
      <style:graphic-properties svg:stroke-width="0.106cm" draw:marker-start-width="0.359cm" draw:marker-end-width="0.359cm" draw:textarea-vertical-align="middle" draw:line-distance="0.50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8" style:family="graphic" style:parent-style-name="standard">
      <style:graphic-properties draw:stroke="solid" svg:stroke-width="0.081cm" svg:stroke-color="#000000" draw:marker-start-width="0.322cm" draw:marker-end-width="0.322cm" draw:opacity="0%" draw:textarea-horizontal-align="justify" draw:textarea-vertical-align="middle" draw:auto-grow-height="false" fo:min-height="0.025cm" fo:min-width="0cm" fo:padding-top="0.166cm" fo:padding-bottom="0.166cm" fo:padding-left="0.291cm" fo:padding-right="0.291cm"/>
      <style:paragraph-properties style:writing-mode="lr-tb"/>
    </style:style>
    <style:style style:name="gr9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3faf46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4cm" fo:min-width="2.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2.74cm"/>
      <style:paragraph-properties style:writing-mode="lr-tb"/>
    </style:style>
    <style:style style:name="gr13" style:family="graphic" style:parent-style-name="objectwithoutfill">
      <style:graphic-properties draw:stroke="dash" draw:stroke-dash="Dash" svg:stroke-width="0.106cm" svg:stroke-color="#729fcf" draw:marker-start-width="0.359cm" draw:marker-end="Arrowheads_20_2" draw:marker-end-width="0.459cm" svg:stroke-linecap="butt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1.0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1.06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6pt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opacity="0%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5.915cm" svg:x="1.055cm" svg:y="2.856cm">
          <draw:image xlink:href="Pictures/100000000000053A00000335D877A68D0EC02A5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2" draw:text-style-name="P2" draw:layer="layout" svg:width="3.982cm" svg:height="3.996cm" svg:x="8.861cm" svg:y="4.47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11cm" svg:y1="7.529cm" svg:x2="16.264cm" svg:y2="7.529cm">
          <text:p/>
        </draw:line>
        <draw:line draw:style-name="gr4" draw:text-style-name="P3" draw:layer="layout" svg:x1="9.368cm" svg:y1="9.378cm" svg:x2="9.368cm" svg:y2="3.831cm">
          <text:p/>
        </draw:line>
        <draw:line draw:style-name="gr4" draw:text-style-name="P3" draw:layer="layout" svg:x1="12.389cm" svg:y1="9.379cm" svg:x2="12.389cm" svg:y2="3.832cm">
          <text:p/>
        </draw:line>
        <draw:measure draw:style-name="gr5" draw:text-style-name="P4" draw:layer="measurelines" svg:x1="9.382cm" svg:y1="10.042cm" svg:x2="12.379cm" svg:y2="10.042cm">
          <text:p text:style-name="P4"><text:span text:style-name="T1">L</text:span></text:p>
        </draw:measure>
        <draw:frame draw:style-name="gr6" draw:text-style-name="P3" draw:layer="layout" svg:width="1.524cm" svg:height="0.401cm" svg:x="8.515cm" svg:y="10.208cm">
          <draw:image xlink:href="Pictures/10000E800000035E000000F2F4E96E3A75A08BEA.svg" xlink:type="simple" xlink:show="embed" xlink:actuate="onLoad" draw:mime-type="image/svg+xml">
            <text:p/>
          </draw:image>
          <draw:image xlink:href="Pictures/100000010000002100000009823C3863EADADEB8.png" xlink:type="simple" xlink:show="embed" xlink:actuate="onLoad" draw:mime-type="image/png"/>
          <svg:title>TexMaths</svg:title>
          <svg:desc>18§display§\boldsymbol{x} = 0§svg§600§TRUE§</svg:desc>
        </draw:frame>
        <draw:frame draw:style-name="gr7" draw:text-style-name="P5" draw:layer="layout" svg:width="3.419cm" svg:height="0.878cm" svg:x="7.591cm" svg:y="3.04cm">
          <draw:text-box>
            <text:p text:style-name="P1"><text:span text:style-name="T2">Interface 1</text:span></text:p>
          </draw:text-box>
        </draw:frame>
        <draw:custom-shape draw:style-name="gr8" draw:text-style-name="P7" draw:layer="layout" svg:width="0.511cm" svg:height="0.505cm" svg:x="8.003cm" svg:y="7.761cm">
          <text:p text:style-name="P6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28cm" svg:height="0.505cm" svg:x="10.471cm" svg:y="7.761cm">
          <text:p text:style-name="P6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673cm" svg:y1="6.913cm" svg:x2="9.457cm" svg:y2="6.913cm">
          <text:p/>
        </draw:line>
        <draw:line draw:style-name="gr9" draw:text-style-name="P3" draw:layer="layout" svg:x1="15.026cm" svg:y1="6.913cm" svg:x2="12.355cm" svg:y2="6.913cm">
          <text:p/>
        </draw:line>
        <draw:line draw:style-name="gr10" draw:text-style-name="P3" draw:layer="layout" svg:x1="12.397cm" svg:y1="5.264cm" svg:x2="15.181cm" svg:y2="5.264cm">
          <text:p/>
        </draw:line>
        <draw:line draw:style-name="gr10" draw:text-style-name="P3" draw:layer="layout" svg:x1="9.38cm" svg:y1="5.198cm" svg:x2="6.672cm" svg:y2="5.198cm">
          <text:p/>
        </draw:line>
        <draw:frame draw:style-name="gr11" draw:text-style-name="P8" draw:layer="layout" svg:width="3.36cm" svg:height="0.964cm" svg:x="5.077cm" svg:y="6.05cm">
          <draw:text-box>
            <text:p><text:span text:style-name="T4">Amp. “A”</text:span></text:p>
          </draw:text-box>
        </draw:frame>
        <draw:frame draw:style-name="gr11" draw:text-style-name="P8" draw:layer="layout" svg:width="3.36cm" svg:height="0.964cm" svg:x="13.394cm" svg:y="6.05cm">
          <draw:text-box>
            <text:p><text:span text:style-name="T4">Amp. “B”</text:span></text:p>
          </draw:text-box>
        </draw:frame>
        <draw:frame draw:style-name="gr12" draw:text-style-name="P8" draw:layer="layout" svg:width="3.36cm" svg:height="0.962cm" svg:x="13.394cm" svg:y="4.31cm">
          <draw:text-box>
            <text:p><text:span text:style-name="T4">Amp. “C”</text:span></text:p>
          </draw:text-box>
        </draw:frame>
        <draw:frame draw:style-name="gr12" draw:text-style-name="P8" draw:layer="layout" svg:width="3.36cm" svg:height="0.962cm" svg:x="5.077cm" svg:y="4.31cm">
          <draw:text-box>
            <text:p><text:span text:style-name="T4">Amp. “D”</text:span></text:p>
          </draw:text-box>
        </draw:frame>
        <draw:line draw:style-name="gr13" draw:text-style-name="P3" draw:layer="layout" svg:x1="10.695cm" svg:y1="6.913cm" svg:x2="9.272cm" svg:y2="6.913cm">
          <text:p/>
        </draw:line>
        <draw:line draw:style-name="gr10" draw:text-style-name="P3" draw:layer="layout" svg:x1="9.314cm" svg:y1="5.264cm" svg:x2="9.314cm" svg:y2="5.264cm">
          <text:p/>
        </draw:line>
        <draw:line draw:style-name="gr13" draw:text-style-name="P3" draw:layer="layout" svg:x1="9.396cm" svg:y1="5.176cm" svg:x2="10.819cm" svg:y2="5.176cm">
          <text:p/>
        </draw:line>
        <draw:frame draw:style-name="gr7" draw:text-style-name="P5" draw:layer="layout" svg:width="3.402cm" svg:height="0.878cm" svg:x="11.003cm" svg:y="3.04cm">
          <draw:text-box>
            <text:p text:style-name="P1"><text:span text:style-name="T2">Interface 2</text:span></text:p>
          </draw:text-box>
        </draw:frame>
        <draw:custom-shape draw:style-name="gr8" draw:text-style-name="P7" draw:layer="layout" svg:width="0.528cm" svg:height="0.505cm" svg:x="13.468cm" svg:y="7.761cm">
          <text:p text:style-name="P6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633cm" svg:height="0.962cm" svg:x="10.358cm" svg:y="5.09cm">
          <draw:text-box>
            <text:p><text:span text:style-name="T4">“</text:span><text:span text:style-name="T4">G”</text:span></text:p>
          </draw:text-box>
        </draw:frame>
        <draw:frame draw:style-name="gr15" draw:text-style-name="P8" draw:layer="layout" svg:width="1.595cm" svg:height="0.962cm" svg:x="10.359cm" svg:y="6.433cm">
          <draw:text-box>
            <text:p><text:span text:style-name="T4">“</text:span><text:span text:style-name="T4">H”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5T23:27:49.035901452</meta:creation-date>
    <dc:date>2025-09-16T22:16:45.382750896</dc:date>
    <meta:editing-duration>PT13H24M41S</meta:editing-duration>
    <meta:editing-cycles>4</meta:editing-cycles>
    <meta:generator>LibreOffice/7.3.7.2$Linux_X86_64 LibreOffice_project/30$Build-2</meta:generator>
    <meta:document-statistic meta:object-count="25"/>
  </office:meta>
</office:document-meta>
</file>